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cm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15%" fo:margin-bottom="0cm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center" fo:break-before="auto" fo:line-height="115%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text-align="center" fo:break-before="auto" fo:line-height="115%" fo:margin-bottom="0cm" style:writing-mode="lr-tb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P6" style:family="paragraph" style:parent-style-name="Standard">
      <style:paragraph-properties fo:break-before="auto" fo:line-height="115%" fo:margin-bottom="0cm" style:writing-mode="lr-tb"/>
    </style:style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P8" style:family="paragraph" style:parent-style-name="Standard">
      <style:paragraph-properties fo:break-before="auto" fo:line-height="115%" fo:margin-bottom="0cm" style:writing-mode="lr-tb"/>
    </style:style>
    <style:style style:name="P9" style:family="paragraph" style:parent-style-name="Standard">
      <style:paragraph-properties fo:break-before="auto" fo:line-height="115%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P10" style:family="paragraph" style:parent-style-name="Standard">
      <style:paragraph-properties fo:break-before="auto" fo:line-height="115%" fo:margin-bottom="0cm" style:writing-mode="lr-tb"/>
    </style:style>
    <style:style style:name="P11" style:family="paragraph" style:parent-style-name="Standard">
      <style:paragraph-properties fo:break-before="auto" fo:line-height="115%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P12" style:family="paragraph" style:parent-style-name="Standard">
      <style:paragraph-properties fo:break-before="auto" fo:line-height="115%" fo:margin-bottom="0cm" style:writing-mode="lr-tb"/>
    </style:style>
    <style:style style:name="P13" style:family="paragraph" style:parent-style-name="Standard">
      <style:paragraph-properties fo:break-before="auto" fo:line-height="115%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P14" style:family="paragraph" style:parent-style-name="Standard">
      <style:paragraph-properties fo:break-before="auto" fo:line-height="115%" fo:margin-bottom="0cm" style:writing-mode="lr-tb"/>
    </style:style>
    <style:style style:name="P15" style:family="paragraph" style:parent-style-name="Standard">
      <style:paragraph-properties fo:break-before="auto" fo:line-height="115%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P16" style:family="paragraph" style:parent-style-name="Standard">
      <style:paragraph-properties fo:break-before="auto" fo:line-height="115%" fo:margin-bottom="0cm" style:writing-mode="lr-tb"/>
    </style:style>
    <style:style style:name="P17" style:family="paragraph" style:parent-style-name="Standard">
      <style:paragraph-properties fo:break-before="auto" fo:line-height="115%" fo:margin-bottom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P18" style:family="paragraph" style:parent-style-name="Standard">
      <style:paragraph-properties fo:break-before="auto" fo:line-height="115%" fo:margin-bottom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>
      <style:text-properties fo:color="#0000ff" style:text-underline-style="solid" style:text-underline-color="font-color"/>
    </style:style>
    <style:style style:name="T18_9" style:family="text"/>
    <style:style style:name="T18_10" style:family="text">
      <style:text-properties fo:color="#0000ff" style:text-underline-style="solid" style:text-underline-color="font-color"/>
    </style:style>
    <style:style style:name="T18_11" style:family="text"/>
    <style:style style:name="T18_12" style:family="text">
      <style:text-properties fo:color="#0000ff" style:text-underline-style="solid" style:text-underline-color="font-color"/>
    </style:style>
    <style:style style:name="T18_13" style:family="text"/>
    <style:style style:name="T18_14" style:family="text">
      <style:text-properties fo:color="#0000ff" style:text-underline-style="solid" style:text-underline-color="font-color"/>
    </style:style>
    <style:style style:name="T18_15" style:family="text"/>
    <style:style style:name="T18_16" style:family="text">
      <style:text-properties fo:color="#0000ff" style:text-underline-style="solid" style:text-underline-color="font-color"/>
    </style:style>
    <style:style style:name="T18_17" style:family="text"/>
    <style:style style:name="T18_18" style:family="text">
      <style:text-properties fo:color="#0000ff" style:text-underline-style="solid" style:text-underline-color="font-color"/>
    </style:style>
    <style:style style:name="T18_19" style:family="text"/>
    <style:style style:name="T18_20" style:family="text">
      <style:text-properties fo:color="#0000ff" style:text-underline-style="solid" style:text-underline-color="font-color"/>
    </style:style>
    <style:style style:name="T18_21" style:family="text"/>
    <style:style style:name="T18_22" style:family="text">
      <style:text-properties fo:color="#0000ff" style:text-underline-style="solid" style:text-underline-color="font-color"/>
    </style:style>
    <style:style style:name="T18_23" style:family="text"/>
    <style:style style:name="T18_24" style:family="text">
      <style:text-properties fo:color="#0000ff" style:text-underline-style="solid" style:text-underline-color="font-color"/>
    </style:style>
    <style:style style:name="T18_25" style:family="text"/>
    <style:style style:name="T18_26" style:family="text">
      <style:text-properties fo:color="#0000ff" style:text-underline-style="solid" style:text-underline-color="font-color"/>
    </style:style>
    <style:style style:name="T18_27" style:family="text"/>
    <style:style style:name="T18_28" style:family="text">
      <style:text-properties fo:color="#0000ff" style:text-underline-style="solid" style:text-underline-color="font-color"/>
    </style:style>
    <style:style style:name="T18_29" style:family="text"/>
    <style:style style:name="T18_30" style:family="text">
      <style:text-properties fo:color="#0000ff" style:text-underline-style="solid" style:text-underline-color="font-color"/>
    </style:style>
    <style:style style:name="T18_31" style:family="text"/>
    <style:style style:name="T18_32" style:family="text">
      <style:text-properties fo:color="#0000ff" style:text-underline-style="solid" style:text-underline-color="font-color"/>
    </style:style>
    <style:style style:name="T18_33" style:family="text"/>
    <style:style style:name="T18_34" style:family="text">
      <style:text-properties fo:color="#0000ff" style:text-underline-style="solid" style:text-underline-color="font-color"/>
    </style:style>
  </office:automatic-styles>
  <office:body>
    <office:text>
      <text:p text:style-name="P1"><text:span text:style-name="T1_1">Przymierze</text:span></text:p>
      <text:p text:style-name="P2"><text:span text:style-name="T2_1">Autor</text:span><text:span text:style-name="T2_2">:<text:s/></text:span><text:span text:style-name="T2_3">Tost</text:span></text:p>
      <text:p text:style-name="P3"><text:span text:style-name="T3_1">[</text:span><text:span text:style-name="T3_2">Violence</text:span><text:span text:style-name="T3_3">][</text:span><text:span text:style-name="T3_4">Historia</text:span><text:span text:style-name="T3_5">][</text:span><text:span text:style-name="T3_6">Teoria</text:span><text:span text:style-name="T3_7"><text:s/></text:span><text:span text:style-name="T3_8">Magii</text:span><text:span text:style-name="T3_9">]</text:span></text:p>
      <text:p text:style-name="P4"/>
      <text:p text:style-name="P5"><text:span text:style-name="T5_1">Jeżeli</text:span><text:span text:style-name="T5_2"><text:s/></text:span><text:span text:style-name="T5_3">kiedykolwiek</text:span><text:span text:style-name="T5_4"><text:s/></text:span><text:span text:style-name="T5_5">zdarzyło</text:span><text:span text:style-name="T5_6"><text:s/></text:span><text:span text:style-name="T5_7">się</text:span><text:span text:style-name="T5_8"><text:s/></text:span><text:span text:style-name="T5_9">Wam</text:span><text:span text:style-name="T5_10"><text:s/></text:span><text:span text:style-name="T5_11">oglądać</text:span><text:span text:style-name="T5_12"><text:s/></text:span><text:span text:style-name="T5_13">film</text:span><text:span text:style-name="T5_14"><text:s/>„</text:span><text:span text:style-name="T5_15">Upadek</text:span><text:span text:style-name="T5_16"><text:s/></text:span><text:span text:style-name="T5_17">Cesarstwa</text:span><text:span text:style-name="T5_18"><text:s/></text:span><text:span text:style-name="T5_19">Rzymskiego</text:span><text:span text:style-name="T5_20">”,<text:s/></text:span><text:span text:style-name="T5_21">to</text:span><text:span text:style-name="T5_22"><text:s/></text:span><text:span text:style-name="T5_23">ten</text:span><text:span text:style-name="T5_24"><text:s/></text:span><text:span text:style-name="T5_25">fanfik</text:span><text:span text:style-name="T5_26"><text:s/></text:span><text:span text:style-name="T5_27">jest</text:span><text:span text:style-name="T5_28"><text:s/></text:span><text:span text:style-name="T5_29">zdecydowanie</text:span><text:span text:style-name="T5_30"><text:s/></text:span><text:span text:style-name="T5_31">dla</text:span><text:span text:style-name="T5_32"><text:s/></text:span><text:span text:style-name="T5_33">Was</text:span><text:span text:style-name="T5_34">.</text:span></text:p>
      <text:p text:style-name="P6"/>
      <text:p text:style-name="P7"><text:span text:style-name="T7_1">Skąd</text:span><text:span text:style-name="T7_2"><text:s/></text:span><text:span text:style-name="T7_3">się</text:span><text:span text:style-name="T7_4"><text:s/></text:span><text:span text:style-name="T7_5">ta</text:span><text:span text:style-name="T7_6"><text:s/></text:span><text:span text:style-name="T7_7">opinia</text:span><text:span text:style-name="T7_8"><text:s/></text:span><text:span text:style-name="T7_9">ulęgła</text:span><text:span text:style-name="T7_10">?<text:s/></text:span><text:span text:style-name="T7_11">Cóż</text:span><text:span text:style-name="T7_12">,<text:s/></text:span><text:span text:style-name="T7_13">na</text:span><text:span text:style-name="T7_14"><text:s/></text:span><text:span text:style-name="T7_15">pewno</text:span><text:span text:style-name="T7_16"><text:s/></text:span><text:span text:style-name="T7_17">wpływ</text:span><text:span text:style-name="T7_18"><text:s/></text:span><text:span text:style-name="T7_19">na</text:span><text:span text:style-name="T7_20"><text:s/></text:span><text:span text:style-name="T7_21">to</text:span><text:span text:style-name="T7_22"><text:s/></text:span><text:span text:style-name="T7_23">miały</text:span><text:span text:style-name="T7_24"><text:s/></text:span><text:span text:style-name="T7_25">wielokrotne</text:span><text:span text:style-name="T7_26"><text:s/></text:span><text:span text:style-name="T7_27">dyskusje</text:span><text:span text:style-name="T7_28"><text:s/></text:span><text:span text:style-name="T7_29">z</text:span><text:span text:style-name="T7_30"><text:s/></text:span><text:span text:style-name="T7_31">autorem</text:span><text:span text:style-name="T7_32"><text:s/></text:span><text:span text:style-name="T7_33">i</text:span><text:span text:style-name="T7_34"><text:s/></text:span><text:span text:style-name="T7_35">innymi</text:span><text:span text:style-name="T7_36"><text:s/></text:span><text:span text:style-name="T7_37">czytelnikami</text:span><text:span text:style-name="T7_38">,<text:s/></text:span><text:span text:style-name="T7_39">ale</text:span><text:span text:style-name="T7_40"><text:s/></text:span><text:span text:style-name="T7_41">jednak</text:span><text:span text:style-name="T7_42"><text:s/></text:span><text:span text:style-name="T7_43">główną</text:span><text:span text:style-name="T7_44"><text:s/></text:span><text:span text:style-name="T7_45">wskazówką</text:span><text:span text:style-name="T7_46"><text:s/></text:span><text:span text:style-name="T7_47">kierującą</text:span><text:span text:style-name="T7_48"><text:s/></text:span><text:span text:style-name="T7_49">do</text:span><text:span text:style-name="T7_50"><text:s/></text:span><text:span text:style-name="T7_51">wyżej</text:span><text:span text:style-name="T7_52"><text:s/></text:span><text:span text:style-name="T7_53">wymienionego</text:span><text:span text:style-name="T7_54"><text:s/></text:span><text:span text:style-name="T7_55">dzieła</text:span><text:span text:style-name="T7_56"><text:s/></text:span><text:span text:style-name="T7_57">kinematograficznego</text:span><text:span text:style-name="T7_58"><text:s/></text:span><text:span text:style-name="T7_59">z</text:span><text:span text:style-name="T7_60"><text:s/></text:span><text:span text:style-name="T7_61">lat</text:span><text:span text:style-name="T7_62"><text:s/>60-</text:span><text:span text:style-name="T7_63">tych</text:span><text:span text:style-name="T7_64"><text:s/></text:span><text:span text:style-name="T7_65">jest</text:span><text:span text:style-name="T7_66"><text:s/></text:span><text:span text:style-name="T7_67">sama</text:span><text:span text:style-name="T7_68"><text:s/></text:span><text:span text:style-name="T7_69">treść</text:span><text:span text:style-name="T7_70">.<text:s text:c="2"/></text:span><text:span text:style-name="T7_71">Twórca</text:span><text:span text:style-name="T7_72"><text:s/></text:span><text:span text:style-name="T7_73">serwuje</text:span><text:span text:style-name="T7_74"><text:s/></text:span><text:span text:style-name="T7_75">nam</text:span><text:span text:style-name="T7_76"><text:s/></text:span><text:span text:style-name="T7_77">wgląd</text:span><text:span text:style-name="T7_78"><text:s/></text:span><text:span text:style-name="T7_79">w</text:span><text:span text:style-name="T7_80"><text:s/></text:span><text:span text:style-name="T7_81">potężne</text:span><text:span text:style-name="T7_82"><text:s/></text:span><text:span text:style-name="T7_83">imperium</text:span><text:span text:style-name="T7_84">,<text:s/></text:span><text:span text:style-name="T7_85">któremu</text:span><text:span text:style-name="T7_86"><text:s/></text:span><text:span text:style-name="T7_87">pozornie</text:span><text:span text:style-name="T7_88"><text:s/></text:span><text:span text:style-name="T7_89">nic</text:span><text:span text:style-name="T7_90"><text:s/></text:span><text:span text:style-name="T7_91">nie</text:span><text:span text:style-name="T7_92"><text:s/></text:span><text:span text:style-name="T7_93">może</text:span><text:span text:style-name="T7_94"><text:s/></text:span><text:span text:style-name="T7_95">zaszkodzić</text:span><text:span text:style-name="T7_96">.<text:s/></text:span><text:span text:style-name="T7_97">Nawet</text:span><text:span text:style-name="T7_98"><text:s/></text:span><text:span text:style-name="T7_99">młoda</text:span><text:span text:style-name="T7_100"><text:s/></text:span><text:span text:style-name="T7_101">i</text:span><text:span text:style-name="T7_102"><text:s/></text:span><text:span text:style-name="T7_103">niedoświadczona</text:span><text:span text:style-name="T7_104"><text:s/></text:span><text:span text:style-name="T7_105">władczyni</text:span><text:span text:style-name="T7_106">.<text:s/></text:span><text:span text:style-name="T7_107">Naturalnie</text:span><text:span text:style-name="T7_108">,<text:s/></text:span><text:span text:style-name="T7_109">by</text:span><text:span text:style-name="T7_110"><text:s/></text:span><text:span text:style-name="T7_111">nie</text:span><text:span text:style-name="T7_112"><text:s/></text:span><text:span text:style-name="T7_113">było</text:span><text:span text:style-name="T7_114"><text:s/></text:span><text:span text:style-name="T7_115">za</text:span><text:span text:style-name="T7_116"><text:s/></text:span><text:span text:style-name="T7_117">nudno</text:span><text:span text:style-name="T7_118">,<text:s/></text:span><text:span text:style-name="T7_119">okazuje</text:span><text:span text:style-name="T7_120"><text:s/></text:span><text:span text:style-name="T7_121">się</text:span><text:span text:style-name="T7_122">,<text:s/></text:span><text:span text:style-name="T7_123">iż</text:span><text:span text:style-name="T7_124"><text:s/></text:span><text:span text:style-name="T7_125">problemy</text:span><text:span text:style-name="T7_126"><text:s/></text:span><text:span text:style-name="T7_127">istnieją</text:span><text:span text:style-name="T7_128">,<text:s/></text:span><text:span text:style-name="T7_129">a</text:span><text:span text:style-name="T7_130"><text:s/></text:span><text:span text:style-name="T7_131">państwo</text:span><text:span text:style-name="T7_132"><text:s/></text:span><text:span text:style-name="T7_133">z</text:span><text:span text:style-name="T7_134"><text:s/></text:span><text:span text:style-name="T7_135">każdą</text:span><text:span text:style-name="T7_136"><text:s/></text:span><text:span text:style-name="T7_137">kolejną</text:span><text:span text:style-name="T7_138"><text:s/></text:span><text:span text:style-name="T7_139">linijką</text:span><text:span text:style-name="T7_140"><text:s/></text:span><text:span text:style-name="T7_141">tekstu</text:span><text:span text:style-name="T7_142"><text:s/></text:span><text:span text:style-name="T7_143">zaczyna</text:span><text:span text:style-name="T7_144"><text:s/></text:span><text:span text:style-name="T7_145">kojarzyć</text:span><text:span text:style-name="T7_146"><text:s/></text:span><text:span text:style-name="T7_147">się</text:span><text:span text:style-name="T7_148"><text:s/></text:span><text:span text:style-name="T7_149">z</text:span><text:span text:style-name="T7_150"><text:s/></text:span><text:span text:style-name="T7_151">kolosem</text:span><text:span text:style-name="T7_152"><text:s/></text:span><text:span text:style-name="T7_153">na</text:span><text:span text:style-name="T7_154"><text:s/></text:span><text:span text:style-name="T7_155">glinianych</text:span><text:span text:style-name="T7_156"><text:s/></text:span><text:span text:style-name="T7_157">nogach</text:span><text:span text:style-name="T7_158">,<text:s/></text:span><text:span text:style-name="T7_159">na</text:span><text:span text:style-name="T7_160"><text:s/></text:span><text:span text:style-name="T7_161">dodatek</text:span><text:span text:style-name="T7_162"><text:s/></text:span><text:span text:style-name="T7_163">szarpanym</text:span><text:span text:style-name="T7_164"><text:s/></text:span><text:span text:style-name="T7_165">problemami</text:span><text:span text:style-name="T7_166"><text:s/></text:span><text:span text:style-name="T7_167">wewnętrznymi</text:span><text:span text:style-name="T7_168">.<text:s text:c="2"/></text:span><text:span text:style-name="T7_169">Doliczmy</text:span><text:span text:style-name="T7_170"><text:s/></text:span><text:span text:style-name="T7_171">do</text:span><text:span text:style-name="T7_172"><text:s/></text:span><text:span text:style-name="T7_173">tego</text:span><text:span text:style-name="T7_174"><text:s/></text:span><text:span text:style-name="T7_175">jeszcze</text:span><text:span text:style-name="T7_176"><text:s/></text:span><text:span text:style-name="T7_177">problemy</text:span><text:span text:style-name="T7_178"><text:s/></text:span><text:span text:style-name="T7_179">rodzinne</text:span><text:span text:style-name="T7_180"><text:s/></text:span><text:span text:style-name="T7_181">wśród</text:span><text:span text:style-name="T7_182"><text:s/></text:span><text:span text:style-name="T7_183">najwyższych</text:span><text:span text:style-name="T7_184"><text:s/></text:span><text:span text:style-name="T7_185">władz</text:span><text:span text:style-name="T7_186"><text:s/></text:span><text:span text:style-name="T7_187">i</text:span><text:span text:style-name="T7_188"><text:s/></text:span><text:span text:style-name="T7_189">powstaje</text:span><text:span text:style-name="T7_190"><text:s/></text:span><text:span text:style-name="T7_191">całkiem</text:span><text:span text:style-name="T7_192"><text:s/></text:span><text:span text:style-name="T7_193">niezły</text:span><text:span text:style-name="T7_194"><text:s/></text:span><text:span text:style-name="T7_195">galimatias</text:span><text:span text:style-name="T7_196">,<text:s/></text:span><text:span text:style-name="T7_197">w</text:span><text:span text:style-name="T7_198"><text:s/></text:span><text:span text:style-name="T7_199">każdej</text:span><text:span text:style-name="T7_200"><text:s/></text:span><text:span text:style-name="T7_201">chwili</text:span><text:span text:style-name="T7_202"><text:s/></text:span><text:span text:style-name="T7_203">grożący</text:span><text:span text:style-name="T7_204"><text:s/></text:span><text:span text:style-name="T7_205">wybuchem</text:span><text:span text:style-name="T7_206"><text:s/></text:span><text:span text:style-name="T7_207">totalnego</text:span><text:span text:style-name="T7_208"><text:s/></text:span><text:span text:style-name="T7_209">chaosu</text:span><text:span text:style-name="T7_210">.<text:s/></text:span><text:span text:style-name="T7_211">Czy</text:span><text:span text:style-name="T7_212"><text:s/></text:span><text:span text:style-name="T7_213">powiedziałem</text:span><text:span text:style-name="T7_214"><text:s/></text:span><text:span text:style-name="T7_215">chaosu</text:span><text:span text:style-name="T7_216">?<text:s/></text:span><text:span text:style-name="T7_217">Tak</text:span><text:span text:style-name="T7_218">,<text:s/></text:span><text:span text:style-name="T7_219">dobrze</text:span><text:span text:style-name="T7_220"><text:s/></text:span><text:span text:style-name="T7_221">się</text:span><text:span text:style-name="T7_222"><text:s/></text:span><text:span text:style-name="T7_223">domyślacie</text:span><text:span text:style-name="T7_224"><text:s/>–<text:s/></text:span><text:span text:style-name="T7_225">na</text:span><text:span text:style-name="T7_226"><text:s/></text:span><text:span text:style-name="T7_227">scenę</text:span><text:span text:style-name="T7_228"><text:s/></text:span><text:span text:style-name="T7_229">wejdzie</text:span><text:span text:style-name="T7_230"><text:s/></text:span><text:span text:style-name="T7_231">też</text:span><text:span text:style-name="T7_232"><text:s/></text:span><text:span text:style-name="T7_233">nasz</text:span><text:span text:style-name="T7_234"><text:s/></text:span><text:span text:style-name="T7_235">ulubiony</text:span><text:span text:style-name="T7_236"><text:s/></text:span><text:span text:style-name="T7_237">draconequus</text:span><text:span text:style-name="T7_238">,<text:s/></text:span><text:span text:style-name="T7_239">by</text:span><text:span text:style-name="T7_240"><text:s/></text:span><text:span text:style-name="T7_241">troszeczkę</text:span><text:span text:style-name="T7_242">,<text:s/></text:span><text:span text:style-name="T7_243">dosłownie</text:span><text:span text:style-name="T7_244"><text:s/></text:span><text:span text:style-name="T7_245">odrobinkę</text:span><text:span text:style-name="T7_246"><text:s/></text:span><text:span text:style-name="T7_247">namieszać</text:span><text:span text:style-name="T7_248">…</text:span></text:p>
      <text:p text:style-name="P8"/>
      <text:p text:style-name="P9"><text:span text:style-name="T9_1">Więcej</text:span><text:span text:style-name="T9_2"><text:s/></text:span><text:span text:style-name="T9_3">Wam</text:span><text:span text:style-name="T9_4"><text:s/></text:span><text:span text:style-name="T9_5">nie</text:span><text:span text:style-name="T9_6"><text:s/></text:span><text:span text:style-name="T9_7">zdradzę</text:span><text:span text:style-name="T9_8"><text:s/></text:span><text:span text:style-name="T9_9">z</text:span><text:span text:style-name="T9_10"><text:s/></text:span><text:span text:style-name="T9_11">prostego</text:span><text:span text:style-name="T9_12"><text:s/></text:span><text:span text:style-name="T9_13">powodu</text:span><text:span text:style-name="T9_14"><text:s/>–<text:s/></text:span><text:span text:style-name="T9_15">używanie</text:span><text:span text:style-name="T9_16"><text:s/></text:span><text:span text:style-name="T9_17">spoilerów</text:span><text:span text:style-name="T9_18"><text:s/></text:span><text:span text:style-name="T9_19">do</text:span><text:span text:style-name="T9_20"><text:s/></text:span><text:span text:style-name="T9_21">psucia</text:span><text:span text:style-name="T9_22"><text:s/></text:span><text:span text:style-name="T9_23">płynącej</text:span><text:span text:style-name="T9_24"><text:s/></text:span><text:span text:style-name="T9_25">z</text:span><text:span text:style-name="T9_26"><text:s/></text:span><text:span text:style-name="T9_27">lektury</text:span><text:span text:style-name="T9_28"><text:s/></text:span><text:span text:style-name="T9_29">przyjemności</text:span><text:span text:style-name="T9_30"><text:s/></text:span><text:span text:style-name="T9_31">jest</text:span><text:span text:style-name="T9_32"><text:s/></text:span><text:span text:style-name="T9_33">zaiste</text:span><text:span text:style-name="T9_34"><text:s/></text:span><text:span text:style-name="T9_35">karygodne</text:span><text:span text:style-name="T9_36"><text:s/></text:span><text:span text:style-name="T9_37">i</text:span><text:span text:style-name="T9_38"><text:s/></text:span><text:span text:style-name="T9_39">skutkuje</text:span><text:span text:style-name="T9_40"><text:s/></text:span><text:span text:style-name="T9_41">brakiem</text:span><text:span text:style-name="T9_42"><text:s/></text:span><text:span text:style-name="T9_43">herbatników</text:span><text:span text:style-name="T9_44">.<text:s/></text:span><text:span text:style-name="T9_45">A</text:span><text:span text:style-name="T9_46"><text:s/></text:span><text:span text:style-name="T9_47">tak</text:span><text:span text:style-name="T9_48"><text:s/></text:span><text:span text:style-name="T9_49">na</text:span><text:span text:style-name="T9_50"><text:s/></text:span><text:span text:style-name="T9_51">poważnie</text:span><text:span text:style-name="T9_52">,<text:s/></text:span><text:span text:style-name="T9_53">to</text:span><text:span text:style-name="T9_54"><text:s/></text:span><text:span text:style-name="T9_55">w</text:span><text:span text:style-name="T9_56"><text:s/></text:span><text:span text:style-name="T9_57">tekście</text:span><text:span text:style-name="T9_58"><text:s/></text:span><text:span text:style-name="T9_59">czeka</text:span><text:span text:style-name="T9_60"><text:s/></text:span><text:span text:style-name="T9_61">na</text:span><text:span text:style-name="T9_62"><text:s/></text:span><text:span text:style-name="T9_63">Was</text:span><text:span text:style-name="T9_64"><text:s/></text:span><text:span text:style-name="T9_65">wiele</text:span><text:span text:style-name="T9_66"><text:s/></text:span><text:span text:style-name="T9_67">smaczków</text:span><text:span text:style-name="T9_68"><text:s/>–<text:s/></text:span><text:span text:style-name="T9_69">autor</text:span><text:span text:style-name="T9_70"><text:s/></text:span><text:span text:style-name="T9_71">postarał</text:span><text:span text:style-name="T9_72"><text:s/></text:span><text:span text:style-name="T9_73">się</text:span><text:span text:style-name="T9_74">,<text:s/></text:span><text:span text:style-name="T9_75">by</text:span><text:span text:style-name="T9_76"><text:s/></text:span><text:span text:style-name="T9_77">świat</text:span><text:span text:style-name="T9_78">,<text:s/></text:span><text:span text:style-name="T9_79">po</text:span><text:span text:style-name="T9_80"><text:s/></text:span><text:span text:style-name="T9_81">którym</text:span><text:span text:style-name="T9_82"><text:s/></text:span><text:span text:style-name="T9_83">prowadzi</text:span><text:span text:style-name="T9_84"><text:s/></text:span><text:span text:style-name="T9_85">czytelników</text:span><text:span text:style-name="T9_86"><text:s/></text:span><text:span text:style-name="T9_87">był</text:span><text:span text:style-name="T9_88"><text:s/></text:span><text:span text:style-name="T9_89">bogaty</text:span><text:span text:style-name="T9_90">,<text:s/></text:span><text:span text:style-name="T9_91">zróżnicowany</text:span><text:span text:style-name="T9_92"><text:s/></text:span><text:span text:style-name="T9_93">i</text:span><text:span text:style-name="T9_94"><text:s/></text:span><text:span text:style-name="T9_95">obfitujący</text:span><text:span text:style-name="T9_96"><text:s/></text:span><text:span text:style-name="T9_97">w</text:span><text:span text:style-name="T9_98"><text:s/></text:span><text:span text:style-name="T9_99">cieszące</text:span><text:span text:style-name="T9_100"><text:s/></text:span><text:span text:style-name="T9_101">oko</text:span><text:span text:style-name="T9_102"><text:s/></text:span><text:span text:style-name="T9_103">opisy</text:span><text:span text:style-name="T9_104">.<text:s/></text:span><text:span text:style-name="T9_105">Na</text:span><text:span text:style-name="T9_106"><text:s/></text:span><text:span text:style-name="T9_107">dodatek</text:span><text:span text:style-name="T9_108"><text:s/></text:span><text:span text:style-name="T9_109">nie</text:span><text:span text:style-name="T9_110"><text:s/></text:span><text:span text:style-name="T9_111">zaniedbał</text:span><text:span text:style-name="T9_112"><text:s/></text:span><text:span text:style-name="T9_113">postawienia</text:span><text:span text:style-name="T9_114"><text:s/></text:span><text:span text:style-name="T9_115">solidnego</text:span><text:span text:style-name="T9_116"><text:s/></text:span><text:span text:style-name="T9_117">fundamentu</text:span><text:span text:style-name="T9_118"><text:s/></text:span><text:span text:style-name="T9_119">i</text:span><text:span text:style-name="T9_120"><text:s/></text:span><text:span text:style-name="T9_121">raczy</text:span><text:span text:style-name="T9_122"><text:s/></text:span><text:span text:style-name="T9_123">nas</text:span><text:span text:style-name="T9_124"><text:s/></text:span><text:span text:style-name="T9_125">informacjami</text:span><text:span text:style-name="T9_126"><text:s/></text:span><text:span text:style-name="T9_127">natury</text:span><text:span text:style-name="T9_128"><text:s/></text:span><text:span text:style-name="T9_129">historycznej</text:span><text:span text:style-name="T9_130">,<text:s/></text:span><text:span text:style-name="T9_131">które</text:span><text:span text:style-name="T9_132"><text:s/></text:span><text:span text:style-name="T9_133">rzucają</text:span><text:span text:style-name="T9_134"><text:s/></text:span><text:span text:style-name="T9_135">światło</text:span><text:span text:style-name="T9_136"><text:s/></text:span><text:span text:style-name="T9_137">na</text:span><text:span text:style-name="T9_138"><text:s/></text:span><text:span text:style-name="T9_139">obecne</text:span><text:span text:style-name="T9_140"><text:s/></text:span><text:span text:style-name="T9_141">wydarzenia</text:span><text:span text:style-name="T9_142">,<text:s/></text:span><text:span text:style-name="T9_143">a</text:span><text:span text:style-name="T9_144"><text:s/></text:span><text:span text:style-name="T9_145">jednocześnie</text:span><text:span text:style-name="T9_146"><text:s/></text:span><text:span text:style-name="T9_147">nie</text:span><text:span text:style-name="T9_148"><text:s/></text:span><text:span text:style-name="T9_149">nużą</text:span><text:span text:style-name="T9_150">,<text:s/></text:span><text:span text:style-name="T9_151">gdyż</text:span><text:span text:style-name="T9_152"><text:s/></text:span><text:span text:style-name="T9_153">nie</text:span><text:span text:style-name="T9_154"><text:s/></text:span><text:span text:style-name="T9_155">ma</text:span><text:span text:style-name="T9_156"><text:s/></text:span><text:span text:style-name="T9_157">ich</text:span><text:span text:style-name="T9_158"><text:s/></text:span><text:span text:style-name="T9_159">aż</text:span><text:span text:style-name="T9_160"><text:s/></text:span><text:span text:style-name="T9_161">tak</text:span><text:span text:style-name="T9_162"><text:s/></text:span><text:span text:style-name="T9_163">znowu</text:span><text:span text:style-name="T9_164"><text:s/></text:span><text:span text:style-name="T9_165">dużo</text:span><text:span text:style-name="T9_166">.</text:span></text:p>
      <text:p text:style-name="P10"/>
      <text:p text:style-name="P11"><text:span text:style-name="T11_1">Jednocześnie</text:span><text:span text:style-name="T11_2"><text:s/></text:span><text:span text:style-name="T11_3">należy</text:span><text:span text:style-name="T11_4"><text:s/></text:span><text:span text:style-name="T11_5">pochwalić</text:span><text:span text:style-name="T11_6"><text:s/></text:span><text:span text:style-name="T11_7">kreację</text:span><text:span text:style-name="T11_8"><text:s/></text:span><text:span text:style-name="T11_9">bohaterów</text:span><text:span text:style-name="T11_10">,<text:s/></text:span><text:span text:style-name="T11_11">zarówno</text:span><text:span text:style-name="T11_12"><text:s/></text:span><text:span text:style-name="T11_13">kanonicznych</text:span><text:span text:style-name="T11_14">,<text:s/></text:span><text:span text:style-name="T11_15">jak</text:span><text:span text:style-name="T11_16"><text:s/></text:span><text:span text:style-name="T11_17">i</text:span><text:span text:style-name="T11_18"><text:s/></text:span><text:span text:style-name="T11_19">wymyślonych</text:span><text:span text:style-name="T11_20">.<text:s/></text:span><text:span text:style-name="T11_21">Naturalnie</text:span><text:span text:style-name="T11_22"><text:s/></text:span><text:span text:style-name="T11_23">nie</text:span><text:span text:style-name="T11_24"><text:s/></text:span><text:span text:style-name="T11_25">wszystkie</text:span><text:span text:style-name="T11_26"><text:s/></text:span><text:span text:style-name="T11_27">są</text:span><text:span text:style-name="T11_28"><text:s/></text:span><text:span text:style-name="T11_29">pozbawione</text:span><text:span text:style-name="T11_30"><text:s/></text:span><text:span text:style-name="T11_31">wad</text:span><text:span text:style-name="T11_32">,<text:s/></text:span><text:span text:style-name="T11_33">ale</text:span><text:span text:style-name="T11_34"><text:s/></text:span><text:span text:style-name="T11_35">ogólnie</text:span><text:span text:style-name="T11_36"><text:s/></text:span><text:span text:style-name="T11_37">mamy</text:span><text:span text:style-name="T11_38"><text:s/></text:span><text:span text:style-name="T11_39">tu</text:span><text:span text:style-name="T11_40"><text:s/></text:span><text:span text:style-name="T11_41">do</text:span><text:span text:style-name="T11_42"><text:s/></text:span><text:span text:style-name="T11_43">czynienia</text:span><text:span text:style-name="T11_44"><text:s/></text:span><text:span text:style-name="T11_45">z</text:span><text:span text:style-name="T11_46"><text:s/></text:span><text:span text:style-name="T11_47">naprawdę</text:span><text:span text:style-name="T11_48"><text:s/></text:span><text:span text:style-name="T11_49">solidną</text:span><text:span text:style-name="T11_50"><text:s/></text:span><text:span text:style-name="T11_51">robotą</text:span><text:span text:style-name="T11_52">.<text:s/></text:span><text:span text:style-name="T11_53">Na</text:span><text:span text:style-name="T11_54"><text:s/></text:span><text:span text:style-name="T11_55">tle</text:span><text:span text:style-name="T11_56"><text:s/></text:span><text:span text:style-name="T11_57">wszystkich</text:span><text:span text:style-name="T11_58"><text:s/></text:span><text:span text:style-name="T11_59">wybija</text:span><text:span text:style-name="T11_60"><text:s/></text:span><text:span text:style-name="T11_61">się</text:span><text:span text:style-name="T11_62"><text:s/></text:span><text:span text:style-name="T11_63">Discord</text:span><text:span text:style-name="T11_64"><text:s/></text:span><text:span text:style-name="T11_65">i</text:span><text:span text:style-name="T11_66"><text:s/></text:span><text:span text:style-name="T11_67">jego</text:span><text:span text:style-name="T11_68"><text:s/></text:span><text:span text:style-name="T11_69">wesoła</text:span><text:span text:style-name="T11_70"><text:s/></text:span><text:span text:style-name="T11_71">kompania</text:span><text:span text:style-name="T11_72"><text:s/>–<text:s/></text:span><text:span text:style-name="T11_73">tak</text:span><text:span text:style-name="T11_74"><text:s/></text:span><text:span text:style-name="T11_75">dobrze</text:span><text:span text:style-name="T11_76"><text:s/></text:span><text:span text:style-name="T11_77">opisanych</text:span><text:span text:style-name="T11_78"><text:s/></text:span><text:span text:style-name="T11_79">draconequui</text:span><text:span text:style-name="T11_80"><text:s/></text:span><text:span text:style-name="T11_81">nie</text:span><text:span text:style-name="T11_82"><text:s/></text:span><text:span text:style-name="T11_83">spotyka</text:span><text:span text:style-name="T11_84"><text:s/></text:span><text:span text:style-name="T11_85">się</text:span><text:span text:style-name="T11_86"><text:s/></text:span><text:span text:style-name="T11_87">często</text:span><text:span text:style-name="T11_88">.<text:s/></text:span><text:span text:style-name="T11_89">Chaos</text:span><text:span text:style-name="T11_90"><text:s/></text:span><text:span text:style-name="T11_91">wręcz</text:span><text:span text:style-name="T11_92"><text:s/></text:span><text:span text:style-name="T11_93">buzuje</text:span><text:span text:style-name="T11_94">.<text:s/></text:span><text:span text:style-name="T11_95">Również</text:span><text:span text:style-name="T11_96"><text:s/></text:span><text:span text:style-name="T11_97">tutaj</text:span><text:span text:style-name="T11_98"><text:s/></text:span><text:span text:style-name="T11_99">twórca</text:span><text:span text:style-name="T11_100"><text:s/></text:span><text:span text:style-name="T11_101">zachował</text:span><text:span text:style-name="T11_102"><text:s/></text:span><text:span text:style-name="T11_103">umiar</text:span><text:span text:style-name="T11_104">,<text:s/></text:span><text:span text:style-name="T11_105">więc</text:span><text:span text:style-name="T11_106"><text:s/></text:span><text:span text:style-name="T11_107">randomowe</text:span><text:span text:style-name="T11_108"><text:s/></text:span><text:span text:style-name="T11_109">wstawki</text:span><text:span text:style-name="T11_110"><text:s/></text:span><text:span text:style-name="T11_111">nie</text:span><text:span text:style-name="T11_112"><text:s/></text:span><text:span text:style-name="T11_113">dominują</text:span><text:span text:style-name="T11_114"><text:s/></text:span><text:span text:style-name="T11_115">nad</text:span><text:span text:style-name="T11_116"><text:s/></text:span><text:span text:style-name="T11_117">tekstem</text:span><text:span text:style-name="T11_118">.</text:span></text:p>
      <text:p text:style-name="P12"/>
      <text:p text:style-name="P13"><text:span text:style-name="T13_1">Oczywiście</text:span><text:span text:style-name="T13_2"><text:s/></text:span><text:span text:style-name="T13_3">nie</text:span><text:span text:style-name="T13_4"><text:s/></text:span><text:span text:style-name="T13_5">wszystko</text:span><text:span text:style-name="T13_6"><text:s/></text:span><text:span text:style-name="T13_7">jest</text:span><text:span text:style-name="T13_8"><text:s/></text:span><text:span text:style-name="T13_9">tak</text:span><text:span text:style-name="T13_10"><text:s/></text:span><text:span text:style-name="T13_11">piękne</text:span><text:span text:style-name="T13_12">,<text:s/></text:span><text:span text:style-name="T13_13">jak</text:span><text:span text:style-name="T13_14"><text:s/></text:span><text:span text:style-name="T13_15">mogłoby</text:span><text:span text:style-name="T13_16"><text:s/></text:span><text:span text:style-name="T13_17">się</text:span><text:span text:style-name="T13_18"><text:s/></text:span><text:span text:style-name="T13_19">wydawać</text:span><text:span text:style-name="T13_20">.<text:s/></text:span><text:span text:style-name="T13_21">Fanfikowi</text:span><text:span text:style-name="T13_22"><text:s/></text:span><text:span text:style-name="T13_23">zdecydowanie</text:span><text:span text:style-name="T13_24"><text:s/></text:span><text:span text:style-name="T13_25">przydałby</text:span><text:span text:style-name="T13_26"><text:s/></text:span><text:span text:style-name="T13_27">się</text:span><text:span text:style-name="T13_28"><text:s/></text:span><text:span text:style-name="T13_29">prereader</text:span><text:span text:style-name="T13_30">,<text:s/></text:span><text:span text:style-name="T13_31">gdyż</text:span><text:span text:style-name="T13_32"><text:s/></text:span><text:span text:style-name="T13_33">forma</text:span><text:span text:style-name="T13_34"><text:s/></text:span><text:span text:style-name="T13_35">wymaga</text:span><text:span text:style-name="T13_36"><text:s/></text:span><text:span text:style-name="T13_37">doszlifowania</text:span><text:span text:style-name="T13_38">.<text:s/></text:span><text:span text:style-name="T13_39">Nie</text:span><text:span text:style-name="T13_40"><text:s/></text:span><text:span text:style-name="T13_41">mówię</text:span><text:span text:style-name="T13_42"><text:s/></text:span><text:span text:style-name="T13_43">tu</text:span><text:span text:style-name="T13_44"><text:s/></text:span><text:span text:style-name="T13_45">o</text:span><text:span text:style-name="T13_46"><text:s/></text:span><text:span text:style-name="T13_47">kwestiach</text:span><text:span text:style-name="T13_48"><text:s/></text:span><text:span text:style-name="T13_49">stricte</text:span><text:span text:style-name="T13_50"><text:s/></text:span><text:span text:style-name="T13_51">technicznych</text:span><text:span text:style-name="T13_52">,<text:s/></text:span><text:span text:style-name="T13_53">ponieważ</text:span><text:span text:style-name="T13_54"><text:s/></text:span><text:span text:style-name="T13_55">błędów</text:span><text:span text:style-name="T13_56"><text:s/></text:span><text:span text:style-name="T13_57">jako</text:span><text:span text:style-name="T13_58"><text:s/></text:span><text:span text:style-name="T13_59">takich</text:span><text:span text:style-name="T13_60"><text:s/></text:span><text:span text:style-name="T13_61">nie</text:span><text:span text:style-name="T13_62"><text:s/></text:span><text:span text:style-name="T13_63">jest</text:span><text:span text:style-name="T13_64"><text:s/></text:span><text:span text:style-name="T13_65">wiele</text:span><text:span text:style-name="T13_66">.<text:s/></text:span><text:span text:style-name="T13_67">Chodzi</text:span><text:span text:style-name="T13_68"><text:s/></text:span><text:span text:style-name="T13_69">mi</text:span><text:span text:style-name="T13_70"><text:s/></text:span><text:span text:style-name="T13_71">raczej</text:span><text:span text:style-name="T13_72"><text:s/></text:span><text:span text:style-name="T13_73">o</text:span><text:span text:style-name="T13_74"><text:s/></text:span><text:span text:style-name="T13_75">występujące</text:span><text:span text:style-name="T13_76"><text:s/></text:span><text:span text:style-name="T13_77">czasami</text:span><text:span text:style-name="T13_78"><text:s/></text:span><text:span text:style-name="T13_79">nie</text:span><text:span text:style-name="T13_80"><text:s/></text:span><text:span text:style-name="T13_81">do</text:span><text:span text:style-name="T13_82"><text:s/></text:span><text:span text:style-name="T13_83">końca</text:span><text:span text:style-name="T13_84"><text:s/></text:span><text:span text:style-name="T13_85">dobrze</text:span><text:span text:style-name="T13_86"><text:s/></text:span><text:span text:style-name="T13_87">dobrane</text:span><text:span text:style-name="T13_88"><text:s/></text:span><text:span text:style-name="T13_89">słowa</text:span><text:span text:style-name="T13_90">,<text:s/></text:span><text:span text:style-name="T13_91">no</text:span><text:span text:style-name="T13_92"><text:s/></text:span><text:span text:style-name="T13_93">i</text:span><text:span text:style-name="T13_94"><text:s/></text:span><text:span text:style-name="T13_95">rzecz</text:span><text:span text:style-name="T13_96"><text:s/></text:span><text:span text:style-name="T13_97">najbardziej</text:span><text:span text:style-name="T13_98"><text:s/></text:span><text:span text:style-name="T13_99">irytującą</text:span><text:span text:style-name="T13_100"><text:s/>–<text:s/></text:span><text:span text:style-name="T13_101">skróty</text:span><text:span text:style-name="T13_102"><text:s/></text:span><text:span text:style-name="T13_103">myślowe</text:span><text:span text:style-name="T13_104">.<text:s/></text:span><text:span text:style-name="T13_105">Nieraz</text:span><text:span text:style-name="T13_106"><text:s/></text:span><text:span text:style-name="T13_107">spotkamy</text:span><text:span text:style-name="T13_108"><text:s/></text:span><text:span text:style-name="T13_109">się</text:span><text:span text:style-name="T13_110"><text:s/></text:span><text:span text:style-name="T13_111">z</text:span><text:span text:style-name="T13_112"><text:s/></text:span><text:span text:style-name="T13_113">sytuacją</text:span><text:span text:style-name="T13_114">,<text:s/></text:span><text:span text:style-name="T13_115">gdzie</text:span><text:span text:style-name="T13_116"><text:s/></text:span><text:span text:style-name="T13_117">autor</text:span><text:span text:style-name="T13_118"><text:s/></text:span><text:span text:style-name="T13_119">prezentuje</text:span><text:span text:style-name="T13_120"><text:s/></text:span><text:span text:style-name="T13_121">nam</text:span><text:span text:style-name="T13_122"><text:s/></text:span><text:span text:style-name="T13_123">wyraźnie</text:span><text:span text:style-name="T13_124"><text:s/></text:span><text:span text:style-name="T13_125">niedokończone</text:span><text:span text:style-name="T13_126"><text:s/></text:span><text:span text:style-name="T13_127">zdanie</text:span><text:span text:style-name="T13_128">,<text:s/></text:span><text:span text:style-name="T13_129">w</text:span><text:span text:style-name="T13_130"><text:s/></text:span><text:span text:style-name="T13_131">którym</text:span><text:span text:style-name="T13_132"><text:s/></text:span><text:span text:style-name="T13_133">czytelnik</text:span><text:span text:style-name="T13_134"><text:s/></text:span><text:span text:style-name="T13_135">pozbawiony</text:span><text:span text:style-name="T13_136"><text:s/></text:span><text:span text:style-name="T13_137">wiedzy</text:span><text:span text:style-name="T13_138"><text:s/></text:span><text:span text:style-name="T13_139">autora</text:span><text:span text:style-name="T13_140"><text:s/></text:span><text:span text:style-name="T13_141">może</text:span><text:span text:style-name="T13_142"><text:s/></text:span><text:span text:style-name="T13_143">się</text:span><text:span text:style-name="T13_144"><text:s/></text:span><text:span text:style-name="T13_145">bardzo</text:span><text:span text:style-name="T13_146"><text:s/></text:span><text:span text:style-name="T13_147">łatwo</text:span><text:span text:style-name="T13_148"><text:s/></text:span><text:span text:style-name="T13_149">pogubić</text:span><text:span text:style-name="T13_150">.</text:span></text:p>
      <text:p text:style-name="P14"/>
      <text:p text:style-name="P15"><text:span text:style-name="T15_1">Tu</text:span><text:span text:style-name="T15_2"><text:s/></text:span><text:span text:style-name="T15_3">recenzja</text:span><text:span text:style-name="T15_4"><text:s/></text:span><text:span text:style-name="T15_5">praktycznie</text:span><text:span text:style-name="T15_6"><text:s/></text:span><text:span text:style-name="T15_7">się</text:span><text:span text:style-name="T15_8"><text:s/></text:span><text:span text:style-name="T15_9">kończy</text:span><text:span text:style-name="T15_10">.<text:s/></text:span><text:span text:style-name="T15_11">Jak</text:span><text:span text:style-name="T15_12"><text:s/></text:span><text:span text:style-name="T15_13">mogliście</text:span><text:span text:style-name="T15_14"><text:s/></text:span><text:span text:style-name="T15_15">przeczytać</text:span><text:span text:style-name="T15_16">,<text:s/>„</text:span><text:span text:style-name="T15_17">Przymierze</text:span><text:span text:style-name="T15_18">”<text:s/></text:span><text:span text:style-name="T15_19">posiada</text:span><text:span text:style-name="T15_20"><text:s/></text:span><text:span text:style-name="T15_21">zarówno</text:span><text:span text:style-name="T15_22"><text:s/></text:span><text:span text:style-name="T15_23">rozliczne</text:span><text:span text:style-name="T15_24"><text:s/></text:span><text:span text:style-name="T15_25">zalety</text:span><text:span text:style-name="T15_26">,<text:s/></text:span><text:span text:style-name="T15_27">jak</text:span><text:span text:style-name="T15_28"><text:s/></text:span><text:span text:style-name="T15_29">i</text:span><text:span text:style-name="T15_30"><text:s/></text:span><text:span text:style-name="T15_31">nieco</text:span><text:span text:style-name="T15_32"><text:s/></text:span><text:span text:style-name="T15_33">wad</text:span><text:span text:style-name="T15_34">.<text:s/></text:span><text:span text:style-name="T15_35">Czy</text:span><text:span text:style-name="T15_36"><text:s/></text:span><text:span text:style-name="T15_37">więc</text:span><text:span text:style-name="T15_38"><text:s/></text:span><text:span text:style-name="T15_39">polecam</text:span><text:span text:style-name="T15_40"><text:s/></text:span><text:span text:style-name="T15_41">to</text:span><text:span text:style-name="T15_42"><text:s/></text:span><text:span text:style-name="T15_43">opowiadanie</text:span><text:span text:style-name="T15_44">?<text:s/></text:span><text:span text:style-name="T15_45">Jak</text:span><text:span text:style-name="T15_46"><text:s/></text:span><text:span text:style-name="T15_47">najbardziej</text:span><text:span text:style-name="T15_48">,<text:s/></text:span><text:span text:style-name="T15_49">gdyż</text:span><text:span text:style-name="T15_50"><text:s/></text:span><text:span text:style-name="T15_51">czyta</text:span><text:span text:style-name="T15_52"><text:s/></text:span><text:span text:style-name="T15_53">się</text:span><text:span text:style-name="T15_54"><text:s/></text:span><text:span text:style-name="T15_55">je</text:span><text:span text:style-name="T15_56"><text:s/></text:span><text:span text:style-name="T15_57">naprawdę</text:span><text:span text:style-name="T15_58"><text:s/></text:span><text:span text:style-name="T15_59">przyjemnie</text:span><text:span text:style-name="T15_60">.<text:s/></text:span><text:span text:style-name="T15_61">Jeżeli</text:span><text:span text:style-name="T15_62"><text:s/></text:span><text:span text:style-name="T15_63">uda</text:span><text:span text:style-name="T15_64"><text:s/></text:span><text:span text:style-name="T15_65">się</text:span><text:span text:style-name="T15_66"><text:s/></text:span><text:span text:style-name="T15_67">wyeliminować</text:span><text:span text:style-name="T15_68"><text:s/></text:span><text:span text:style-name="T15_69">jego</text:span><text:span text:style-name="T15_70"><text:s/></text:span><text:span text:style-name="T15_71">wady</text:span><text:span text:style-name="T15_72">,<text:s/></text:span><text:span text:style-name="T15_73">to</text:span><text:span text:style-name="T15_74"><text:s/></text:span><text:span text:style-name="T15_75">ma</text:span><text:span text:style-name="T15_76"><text:s/></text:span><text:span text:style-name="T15_77">potencjał</text:span><text:span text:style-name="T15_78">,<text:s/></text:span><text:span text:style-name="T15_79">by</text:span><text:span text:style-name="T15_80"><text:s/></text:span><text:span text:style-name="T15_81">być</text:span><text:span text:style-name="T15_82"><text:s/></text:span><text:span text:style-name="T15_83">jednym</text:span><text:span text:style-name="T15_84"><text:s/></text:span><text:span text:style-name="T15_85">z</text:span><text:span text:style-name="T15_86"><text:s/></text:span><text:span text:style-name="T15_87">lepszych</text:span><text:span text:style-name="T15_88"><text:s/></text:span><text:span text:style-name="T15_89">fanfików</text:span><text:span text:style-name="T15_90"><text:s/></text:span><text:span text:style-name="T15_91">naszego</text:span><text:span text:style-name="T15_92"><text:s/></text:span><text:span text:style-name="T15_93">fandomu</text:span><text:span text:style-name="T15_94">.<text:s/>7/10</text:span></text:p>
      <text:p text:style-name="P16"/>
      <text:p text:style-name="P17"><text:span text:style-name="T17_1">Link</text:span><text:span text:style-name="T17_2"><text:s/></text:span><text:span text:style-name="T17_3">do</text:span><text:span text:style-name="T17_4"><text:s/></text:span><text:span text:style-name="T17_5">obrazka</text:span><text:span text:style-name="T17_6">:<text:s/></text:span><text:span text:style-name="T17_7">nie</text:span><text:span text:style-name="T17_8"><text:s/></text:span><text:span text:style-name="T17_9">wiem</text:span><text:span text:style-name="T17_10">,<text:s/></text:span><text:span text:style-name="T17_11">jak</text:span><text:span text:style-name="T17_12"><text:s/></text:span><text:span text:style-name="T17_13">wydobyć</text:span><text:span text:style-name="T17_14">…</text:span></text:p>
      <text:p text:style-name="P18"><text:span text:style-name="T18_1">Link</text:span><text:span text:style-name="T18_2"><text:s/></text:span><text:span text:style-name="T18_3">do</text:span><text:span text:style-name="T18_4"><text:s/></text:span><text:span text:style-name="T18_5">źródła</text:span><text:span text:style-name="T18_6">:<text:s/></text:span><text:span text:style-name="T18_7"><text:a xlink:type="simple" xlink:href="http://mlppolska.pl/watek/8984-przymierze-violencehistoriateoria-magii/"><text:span text:style-name="T18_8">http</text:span></text:a></text:span><text:span text:style-name="T18_9"><text:a xlink:type="simple" xlink:href="http://mlppolska.pl/watek/8984-przymierze-violencehistoriateoria-magii/"><text:span text:style-name="T18_10">://</text:span></text:a></text:span><text:span text:style-name="T18_11"><text:a xlink:type="simple" xlink:href="http://mlppolska.pl/watek/8984-przymierze-violencehistoriateoria-magii/"><text:span text:style-name="T18_12">mlppolska</text:span></text:a></text:span><text:span text:style-name="T18_13"><text:a xlink:type="simple" xlink:href="http://mlppolska.pl/watek/8984-przymierze-violencehistoriateoria-magii/"><text:span text:style-name="T18_14">.</text:span></text:a></text:span><text:span text:style-name="T18_15"><text:a xlink:type="simple" xlink:href="http://mlppolska.pl/watek/8984-przymierze-violencehistoriateoria-magii/"><text:span text:style-name="T18_16">pl</text:span></text:a></text:span><text:span text:style-name="T18_17"><text:a xlink:type="simple" xlink:href="http://mlppolska.pl/watek/8984-przymierze-violencehistoriateoria-magii/"><text:span text:style-name="T18_18">/</text:span></text:a></text:span><text:span text:style-name="T18_19"><text:a xlink:type="simple" xlink:href="http://mlppolska.pl/watek/8984-przymierze-violencehistoriateoria-magii/"><text:span text:style-name="T18_20">watek</text:span></text:a></text:span><text:span text:style-name="T18_21"><text:a xlink:type="simple" xlink:href="http://mlppolska.pl/watek/8984-przymierze-violencehistoriateoria-magii/"><text:span text:style-name="T18_22">/8984-</text:span></text:a></text:span><text:span text:style-name="T18_23"><text:a xlink:type="simple" xlink:href="http://mlppolska.pl/watek/8984-przymierze-violencehistoriateoria-magii/"><text:span text:style-name="T18_24">przymierze</text:span></text:a></text:span><text:span text:style-name="T18_25"><text:a xlink:type="simple" xlink:href="http://mlppolska.pl/watek/8984-przymierze-violencehistoriateoria-magii/"><text:span text:style-name="T18_26">-</text:span></text:a></text:span><text:span text:style-name="T18_27"><text:a xlink:type="simple" xlink:href="http://mlppolska.pl/watek/8984-przymierze-violencehistoriateoria-magii/"><text:span text:style-name="T18_28">violencehistoriateoria</text:span></text:a></text:span><text:span text:style-name="T18_29"><text:a xlink:type="simple" xlink:href="http://mlppolska.pl/watek/8984-przymierze-violencehistoriateoria-magii/"><text:span text:style-name="T18_30">-</text:span></text:a></text:span><text:span text:style-name="T18_31"><text:a xlink:type="simple" xlink:href="http://mlppolska.pl/watek/8984-przymierze-violencehistoriateoria-magii/"><text:span text:style-name="T18_32">magii</text:span></text:a></text:span><text:span text:style-name="T18_33"><text:a xlink:type="simple" xlink:href="http://mlppolska.pl/watek/8984-przymierze-violencehistoriateoria-magii/"><text:span text:style-name="T18_34">/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